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368in" table:align="left" fo:background-color="#ffffff">
        <style:background-image/>
      </style:table-properties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0.5465in"/>
    </style:style>
    <style:style style:name="Table1.C" style:family="table-column">
      <style:table-column-properties style:column-width="3.0021in"/>
    </style:style>
    <style:style style:name="Table1.D" style:family="table-column">
      <style:table-column-properties style:column-width="1.4778in"/>
    </style:style>
    <style:style style:name="Table1.E" style:family="table-column">
      <style:table-column-properties style:column-width="0.1431in"/>
    </style:style>
    <style:style style:name="Table1.1" style:family="table-row">
      <style:table-row-properties fo:background-color="#f9f9f9">
        <style:background-image/>
      </style:table-row-properties>
    </style:style>
    <style:style style:name="Table1.A1" style:family="table-cell">
      <style:table-cell-properties style:vertical-align="middle" fo:padding-left="0in" fo:padding-right="0in" fo:padding-top="0.0833in" fo:padding-bottom="0in" fo:border-left="none" fo:border-right="none" fo:border-top="0.05pt solid #f4f4f4" fo:border-bottom="none"/>
    </style:style>
    <style:style style:name="Table1.E8" style:family="table-cell">
      <style:table-cell-properties fo:padding="0.0194in" fo:border="none"/>
    </style:style>
    <style:style style:name="Table2" style:family="table">
      <style:table-properties style:width="6.6931in" table:align="left" fo:background-color="#ffffff">
        <style:background-image/>
      </style:table-properties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4.6389in"/>
    </style:style>
    <style:style style:name="Table2.C" style:family="table-column">
      <style:table-column-properties style:column-width="0.4069in"/>
    </style:style>
    <style:style style:name="Table2.D" style:family="table-column">
      <style:table-column-properties style:column-width="1.3361in"/>
    </style:style>
    <style:style style:name="Table2.E" style:family="table-column">
      <style:table-column-properties style:column-width="0.1438in"/>
    </style:style>
    <style:style style:name="Table2.1" style:family="table-row">
      <style:table-row-properties fo:background-color="#f9f9f9">
        <style:background-image/>
      </style:table-row-properties>
    </style:style>
    <style:style style:name="Table2.A1" style:family="table-cell">
      <style:table-cell-properties style:vertical-align="middle" fo:padding-left="0in" fo:padding-right="0in" fo:padding-top="0.0833in" fo:padding-bottom="0in" fo:border-left="none" fo:border-right="none" fo:border-top="0.05pt solid #f4f4f4" fo:border-bottom="none"/>
    </style:style>
    <style:style style:name="Table2.E8" style:family="table-cell">
      <style:table-cell-properties fo:padding="0.0194in" fo:border="none"/>
    </style:style>
    <style:style style:name="P1" style:family="paragraph" style:parent-style-name="Standard">
      <style:text-properties style:font-name="Roboto"/>
    </style:style>
    <style:style style:name="P2" style:family="paragraph" style:parent-style-name="Table_20_Contents">
      <style:paragraph-properties fo:line-height="142%"/>
      <style:text-properties style:font-name="Roboto"/>
    </style:style>
    <style:style style:name="P3" style:family="paragraph" style:parent-style-name="Table_20_Contents">
      <style:paragraph-properties fo:line-height="142%" fo:text-align="center" style:justify-single-word="false"/>
      <style:text-properties style:font-name="Roboto"/>
    </style:style>
    <style:style style:name="P4" style:family="paragraph" style:parent-style-name="Table_20_Contents">
      <style:paragraph-properties fo:line-height="142%" fo:text-align="end" style:justify-single-word="false"/>
      <style:text-properties style:font-name="Roboto"/>
    </style:style>
    <style:style style:name="P5" style:family="paragraph" style:parent-style-name="Table_20_Contents">
      <style:text-properties style:font-name="Roboto" fo:font-size="2pt" style:font-size-asian="2pt" style:font-size-complex="2pt"/>
    </style:style>
    <style:style style:name="P6" style:family="paragraph" style:parent-style-name="Table_20_Contents">
      <style:paragraph-properties fo:margin-left="0.052in" fo:margin-right="0.052in" fo:text-indent="0in" style:auto-text-indent="false"/>
      <style:text-properties style:font-name="Roboto" fo:font-size="2pt" style:font-size-asian="2pt" style:font-size-complex="2pt"/>
    </style:style>
    <style:style style:name="P7" style:family="paragraph" style:parent-style-name="Text_20_body">
      <style:text-properties style:font-name="Roboto"/>
    </style:style>
    <style:style style:name="P8" style:family="paragraph" style:parent-style-name="Text_20_body">
      <style:text-properties style:font-name="Roboto" officeooo:paragraph-rsid="00044c04"/>
    </style:style>
    <style:style style:name="P9" style:family="paragraph" style:parent-style-name="Text_20_body">
      <style:text-properties style:font-name="Roboto" officeooo:rsid="00044c04" officeooo:paragraph-rsid="00044c04"/>
    </style:style>
    <style:style style:name="T1" style:family="text">
      <style:text-properties officeooo:rsid="00044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pk-table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2">PPK08</text:p>
          </table:table-cell>
          <table:table-cell table:style-name="Table1.A1" office:value-type="string">
            <text:p text:style-name="P2">Surung Sirait, ST</text:p>
          </table:table-cell>
          <table:table-cell table:style-name="Table1.A1" office:value-type="string">
            <text:p text:style-name="P4">2017-09-03 14:54:04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2">PPK07</text:p>
          </table:table-cell>
          <table:table-cell table:style-name="Table1.A1" office:value-type="string">
            <text:p text:style-name="P2">Nani Tabrani, ST</text:p>
          </table:table-cell>
          <table:table-cell table:style-name="Table1.A1" office:value-type="string">
            <text:p text:style-name="P4">2017-09-03 14:38:28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2">PPK06</text:p>
          </table:table-cell>
          <table:table-cell table:style-name="Table1.A1" office:value-type="string">
            <text:p text:style-name="P2">Karyawanta Sembiring, ST, M.Si</text:p>
          </table:table-cell>
          <table:table-cell table:style-name="Table1.A1" office:value-type="string">
            <text:p text:style-name="P4">2017-09-03 13:30:26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2">PPK04</text:p>
          </table:table-cell>
          <table:table-cell table:style-name="Table1.A1" office:value-type="string">
            <text:p text:style-name="P2">Albed Limbong, ST, M.Si</text:p>
          </table:table-cell>
          <table:table-cell table:style-name="Table1.A1" office:value-type="string">
            <text:p text:style-name="P4">2017-09-02 23:11:27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2">PPK03</text:p>
          </table:table-cell>
          <table:table-cell table:style-name="Table1.A1" office:value-type="string">
            <text:p text:style-name="P2">Sri Nanda Hasian Harahap, ST</text:p>
          </table:table-cell>
          <table:table-cell table:style-name="Table1.A1" office:value-type="string">
            <text:p text:style-name="P4">2017-09-02 19:59:01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2">PPK05</text:p>
          </table:table-cell>
          <table:table-cell table:style-name="Table1.A1" office:value-type="string">
            <text:p text:style-name="P2">Rudy Mansen Sipayung, ST</text:p>
          </table:table-cell>
          <table:table-cell table:style-name="Table1.A1" office:value-type="string">
            <text:p text:style-name="P4">2017-09-02 15:34:15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2">PPK02</text:p>
          </table:table-cell>
          <table:table-cell table:style-name="Table1.A1" office:value-type="string">
            <text:p text:style-name="P2">Dicky Hula Parlindungan Pasaribu, ST, MT</text:p>
          </table:table-cell>
          <table:table-cell table:style-name="Table1.A1" office:value-type="string">
            <text:p text:style-name="P4">2017-09-02 15:33:39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2">PPK01</text:p>
          </table:table-cell>
          <table:table-cell table:style-name="Table1.A1" office:value-type="string">
            <text:p text:style-name="P2">Robert Pangaribuan, ST</text:p>
          </table:table-cell>
          <table:table-cell table:style-name="Table1.A1" office:value-type="string">
            <text:p text:style-name="P4">2017-09-02 15:30:38</text:p>
          </table:table-cell>
          <table:table-cell table:style-name="Table1.E8" office:value-type="string">
            <text:p text:style-name="P5"/>
          </table:table-cell>
        </table:table-row>
      </table:table>
      <text:p text:style-name="P7"><text:line-break/><text:bookmark text:name="paket-table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>jdul a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3 14:39:11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2">Tanpa Sub Paket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23:49:19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2">Dengan Sub Paket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23:48:54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2">Tj. Anom - Pajak Melati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23:14:48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2">Prereservasi Rehabilitasi Jalan SP.Ujung Aji - Kabanjahe - Panji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20:04:07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2">Preservasi Rehabilitasi Jalan Rantau Prapat - SP. Kota Pinang - BTS. Prov. Riau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15:39:52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2">Preservasi Rehabilitasi Jalan Kisaran - Tanjung Balai - BTS. Kota Rantau Prapat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15:38:43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2">Preservasi Rehabilitasi Jalan Sei Mangke - Kuala Tanjung</text:p>
          </table:table-cell>
          <table:table-cell table:style-name="Table2.A1" office:value-type="string">
            <text:p text:style-name="P2">2017</text:p>
          </table:table-cell>
          <table:table-cell table:style-name="Table2.A1" office:value-type="string">
            <text:p text:style-name="P4">2017-09-02 15:35:45</text:p>
          </table:table-cell>
          <table:table-cell table:style-name="Table2.E8" office:value-type="string">
            <text:p text:style-name="P5"/>
          </table:table-cell>
        </table:table-row>
      </table:table>
      <text:p text:style-name="P8"><text:line-break/></text:p>
      <text:p text:style-name="P8"><text:soft-page-break/><text:span text:style-name="T1">Pemeliharaan rutin jalan</text:span></text:p>
      <text:p text:style-name="P9">Pemeliharaan rutin kondisi jalan</text:p>
      <text:p text:style-name="P9">Rehabilitasi jalan</text:p>
      <text:p text:style-name="P9">Pemeliharaan rutin jembatan</text:p>
      <text:p text:style-name="P9"/>
      <text:p text:style-name="P9"/>
      <text:p text:style-name="P9">1<text:tab/>PPK07<text:tab/>jdul a<text:tab/>2017-09-03 14:38:28</text:p>
      <text:p text:style-name="P9">2<text:tab/>PPK01<text:tab/>Tanpa Sub Paket<text:tab/>2017-09-02 15:30:38</text:p>
      <text:p text:style-name="P9">3<text:tab/>PPK01<text:tab/>Dengan Sub Paket<text:tab/>2017-09-02 15:30:38</text:p>
      <text:p text:style-name="P9">4<text:tab/>PPK04<text:tab/>Tj. Anom - Pajak Melati<text:tab/>2017-09-02 23:11:27</text:p>
      <text:p text:style-name="P9">5<text:tab/>PPK02<text:tab/>Preservasi Rehabilitasi Jalan Kisaran - Tanjung Balai - BTS. Kota Rantau Prapat<text:tab/>2017-09-02 15:33:39</text:p>
      <text:p text:style-name="P9">6<text:tab/>PPK03<text:tab/>Prereservasi Rehabilitasi Jalan SP.Ujung Aji - Kabanjahe - Panji<text:tab/>2017-09-02 19:59:01</text:p>
      <text:p text:style-name="P9">7<text:tab/>PPK05<text:tab/>Preservasi Rehabilitasi Jalan Rantau Prapat - SP. Kota Pinang - BTS. Prov. Riau<text:tab/>2017-09-02 15:34:15</text:p>
      <text:p text:style-name="P9">8<text:tab/>PPK01<text:tab/>Preservasi Rehabilitasi Jalan Sei Mangke - Kuala Tanjung<text:tab/>2017-09-02 15:30: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WenQuanYi Micro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WenQuanYi Micro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8:57:34.463650828</meta:creation-date>
    <dc:date>2017-09-04T19:02:54.166578596</dc:date>
    <meta:editing-duration>PT5M21S</meta:editing-duration>
    <meta:editing-cycles>1</meta:editing-cycles>
    <meta:document-statistic meta:table-count="2" meta:image-count="0" meta:object-count="0" meta:page-count="2" meta:paragraph-count="78" meta:word-count="250" meta:character-count="1595" meta:non-whitespace-character-count="1419"/>
    <meta:generator>LibreOffice/5.1.6.2$Linux_X86_64 LibreOffice_project/10m0$Build-2</meta:generator>
  </office:meta>
</office:document-meta>
</file>